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25in"/>
    </style:style>
    <style:style style:name="Table1.B" style:family="table-column">
      <style:table-column-properties style:column-width="1.1444in"/>
    </style:style>
    <style:style style:name="Table1.C" style:family="table-column">
      <style:table-column-properties style:column-width="1.3854in"/>
    </style:style>
    <style:style style:name="Table1.D" style:family="table-column">
      <style:table-column-properties style:column-width="1.3847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3243in"/>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8578" officeooo:paragraph-rsid="000c8578"/>
    </style:style>
    <style:style style:name="P2" style:family="paragraph" style:parent-style-name="Standard">
      <style:text-properties fo:font-size="16pt" style:text-underline-style="solid" style:text-underline-width="auto" style:text-underline-color="font-color" fo:font-weight="bold" officeooo:rsid="000c8578" officeooo:paragraph-rsid="000c8578" style:font-size-asian="14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0c8578" officeooo:paragraph-rsid="000c8578" style:font-size-asian="16pt" style:font-weight-asian="bold" style:font-size-complex="16pt" style:font-weight-complex="bold"/>
    </style:style>
    <style:style style:name="P4" style:family="paragraph" style:parent-style-name="Standard">
      <style:text-properties fo:font-size="14pt" style:text-underline-style="none" fo:font-weight="normal" officeooo:rsid="000c8578" officeooo:paragraph-rsid="000c8578"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0cc225" officeooo:paragraph-rsid="000cc225"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0cc225" officeooo:paragraph-rsid="000cea3e"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0c8578" officeooo:paragraph-rsid="000c8578" style:font-size-asian="14pt" style:font-weight-asian="normal" style:font-size-complex="14pt" style:font-weight-complex="normal"/>
    </style:style>
    <style:style style:name="P8" style:family="paragraph" style:parent-style-name="Standard">
      <style:text-properties officeooo:paragraph-rsid="000eab8e"/>
    </style:style>
    <style:style style:name="P9" style:family="paragraph" style:parent-style-name="Standard">
      <style:text-properties officeooo:paragraph-rsid="0010589c"/>
    </style:style>
    <style:style style:name="P10" style:family="paragraph" style:parent-style-name="Standard">
      <style:text-properties officeooo:rsid="0010589c" officeooo:paragraph-rsid="0010589c"/>
    </style:style>
    <style:style style:name="P11" style:family="paragraph" style:parent-style-name="Header">
      <style:text-properties officeooo:rsid="000c8578" officeooo:paragraph-rsid="000c8578"/>
    </style:style>
    <style:style style:name="P12" style:family="paragraph" style:parent-style-name="Table_20_Contents">
      <style:text-properties fo:font-size="14pt" officeooo:rsid="000cc225" officeooo:paragraph-rsid="000cc225" style:font-size-asian="12.25pt" style:font-size-complex="14pt"/>
    </style:style>
    <style:style style:name="P13" style:family="paragraph" style:parent-style-name="Table_20_Contents">
      <style:text-properties fo:font-size="14pt" officeooo:rsid="000cc225" officeooo:paragraph-rsid="000eab8e" style:font-size-asian="12.25pt" style:font-size-complex="14pt"/>
    </style:style>
    <style:style style:name="P14" style:family="paragraph" style:parent-style-name="Table_20_Contents">
      <style:text-properties fo:font-size="14pt" officeooo:rsid="000eab8e" officeooo:paragraph-rsid="000eab8e" style:font-size-asian="12.25pt" style:font-size-complex="14pt"/>
    </style:style>
    <style:style style:name="P15" style:family="paragraph" style:parent-style-name="Table_20_Contents">
      <style:text-properties fo:font-size="14pt" fo:font-style="italic" officeooo:rsid="0010589c" officeooo:paragraph-rsid="0010589c" style:font-size-asian="14pt" style:font-style-asian="italic" style:font-size-complex="14pt" style:font-style-complex="italic"/>
    </style:style>
    <style:style style:name="P16" style:family="paragraph" style:parent-style-name="Table_20_Contents">
      <style:text-properties fo:font-size="14pt" officeooo:rsid="0010589c" officeooo:paragraph-rsid="0010589c" style:font-size-asian="14pt" style:font-size-complex="14pt"/>
    </style:style>
    <style:style style:name="P17" style:family="paragraph" style:parent-style-name="Table_20_Contents">
      <style:text-properties officeooo:rsid="0010589c" officeooo:paragraph-rsid="0010589c"/>
    </style:style>
    <style:style style:name="T1" style:family="text">
      <style:text-properties fo:font-size="12pt" style:font-size-asian="12pt" style:font-size-complex="12pt"/>
    </style:style>
    <style:style style:name="T2" style:family="text">
      <style:text-properties officeooo:rsid="000cea3e"/>
    </style:style>
    <style:style style:name="T3" style:family="text">
      <style:text-properties style:font-name="Liberation Serif1"/>
    </style:style>
    <style:style style:name="T4" style:family="text">
      <style:text-properties style:font-name="Liberation Serif1" officeooo:rsid="000eab8e"/>
    </style:style>
    <style:style style:name="T5" style:family="text">
      <style:text-properties style:font-name="Liberation Serif1" fo:font-size="14pt" style:text-underline-style="none" fo:font-weight="normal" officeooo:rsid="000eab8e" style:font-size-asian="12.25pt" style:font-weight-asian="normal" style:font-size-complex="14pt" style:font-weight-complex="normal"/>
    </style:style>
    <style:style style:name="T6" style:family="text">
      <style:text-properties style:font-name="Liberation Serif1" fo:font-size="14pt" fo:font-style="normal" style:text-underline-style="none" fo:font-weight="normal" style:font-size-asian="12.25pt" style:font-style-asian="normal" style:font-weight-asian="normal" style:font-size-complex="14pt" style:font-style-complex="normal" style:font-weight-complex="normal"/>
    </style:style>
    <style:style style:name="T7" style:family="text">
      <style:text-properties style:font-name="Liberation Serif1" fo:font-size="14pt" fo:font-style="normal" style:text-underline-style="none" fo:font-weight="normal" officeooo:rsid="000eab8e" style:font-size-asian="12.25pt" style:font-style-asian="normal" style:font-weight-asian="normal" style:font-size-complex="14pt" style:font-style-complex="normal" style:font-weight-complex="normal"/>
    </style:style>
    <style:style style:name="T8" style:family="text">
      <style:text-properties style:font-name="Liberation Serif1" fo:font-size="14pt" fo:font-style="normal" style:text-underline-style="none" fo:font-weight="normal" officeooo:rsid="0010589c" style:font-size-asian="12.25pt" style:font-style-asian="normal" style:font-weight-asian="normal" style:font-size-complex="14pt" style:font-style-complex="normal" style:font-weight-complex="normal"/>
    </style:style>
    <style:style style:name="T9" style:family="text">
      <style:text-properties style:font-name="Liberation Serif1" fo:font-size="14pt" fo:font-style="italic" style:text-underline-style="none" fo:font-weight="normal" style:font-size-asian="12.25pt" style:font-style-asian="italic" style:font-weight-asian="normal" style:font-size-complex="14pt" style:font-style-complex="italic" style:font-weight-complex="normal"/>
    </style:style>
    <style:style style:name="T10" style:family="text">
      <style:text-properties style:font-name="Liberation Serif" fo:font-size="14pt" style:text-underline-style="none" fo:font-weight="normal" officeooo:rsid="000eab8e" style:font-size-asian="12.25pt" style:font-weight-asian="normal" style:font-size-complex="14pt" style:font-weight-complex="normal"/>
    </style:style>
    <style:style style:name="T11" style:family="text">
      <style:text-properties style:font-name="Liberation Serif" fo:font-size="14pt" fo:font-style="italic" style:text-underline-style="none" fo:font-weight="normal" officeooo:rsid="000eab8e" style:font-size-asian="12.25pt" style:font-style-asian="italic" style:font-weight-asian="normal" style:font-size-complex="14pt" style:font-style-complex="italic" style:font-weight-complex="normal"/>
    </style:style>
    <style:style style:name="T12" style:family="text">
      <style:text-properties style:font-name="Liberation Serif" fo:font-size="14pt" fo:font-style="normal" style:text-underline-style="none" fo:font-weight="normal" officeooo:rsid="000eab8e" style:font-size-asian="12.25pt" style:font-style-asian="normal" style:font-weight-asian="normal" style:font-size-complex="14pt" style:font-style-complex="normal" style:font-weight-complex="normal"/>
    </style:style>
    <style:style style:name="T13" style:family="text">
      <style:text-properties officeooo:rsid="000dfa0a"/>
    </style:style>
    <style:style style:name="T14" style:family="text">
      <style:text-properties fo:font-size="14pt" style:text-underline-style="none" fo:font-weight="normal" officeooo:rsid="000cea3e" style:font-size-asian="12.25pt" style:font-weight-asian="normal" style:font-size-complex="14pt" style:font-weight-complex="normal"/>
    </style:style>
    <style:style style:name="T15" style:family="text">
      <style:text-properties fo:font-size="14pt" style:text-underline-style="none" fo:font-weight="normal" officeooo:rsid="000eab8e" style:font-size-asian="12.25pt" style:font-weight-asian="normal" style:font-size-complex="14pt" style:font-weight-complex="normal"/>
    </style:style>
    <style:style style:name="T16"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ption</text:p>
      <text:p text:style-name="P4">This file runs a parallel program using CUDA to find the sum of squares. The first part of the program asks whether you would like to run the optimized completely parallel solution or an equivalent sequential solution. Both solutions use CUDA, but 1 is optimized to be ran on many cores using atomic addition while the other runs the entire calculation on a single pass-through, similar to how a sequential CPU program would run. Once the type of kernel to run has been decided the user is asked how large they would like the sum of squares to calculate. This calculation is done by creating an NxN matrix and a N sized vector. The matrix (A) and the vector (B) create a new vector C that satisfies the following formula: C[i] += A[i][j] * B[j]</text:p>
      <text:p text:style-name="P4"/>
      <text:p text:style-name="P2">Compiling</text:p>
      <text:p text:style-name="P7">This program is compiling using Nvidia’s CUDA Compiler (NVCC). The program can be compiled using the Makefile provided or using the following command (works for both linux and windows)<text:line-break/><text:tab/><text:span text:style-name="T1">&gt;&gt; nvcc -Wno-deprecated-gpu-targets -O3 -D_FORCE_INLINES -o prog2 -std=c++11</text:span><text:line-break/></text:p>
      <text:p text:style-name="P2">Usage</text:p>
      <text:p text:style-name="P7">The program takes no command line arguments, but does require the use of a CUDA capable GPU. The output from the given makefile or the above compile command creates a prog2 executable. The program takes user input for the type of solution to run (parallel or sequential) and for the size of the <text:s/>sum of squares algorithm it will produce. Both of these are prompted for and required once the program is already running. The program can be ran on both Linux and Windows using the following command </text:p>
      <text:p text:style-name="P7"><text:tab/><text:span text:style-name="T1">Linux:<text:tab/><text:tab/>&gt;&gt; ./prog2<text:line-break/><text:tab/>Windows:<text:tab/>PS &gt; ./prog2.exe</text:span><text:line-break/></text:p>
      <text:p text:style-name="P3">Karp-Flatt Analysis</text:p>
      <text:p text:style-name="P6">The Karp-Flatt analysis was performed by creating a solution that could run on 1 CUDA thread and 1 CUDA block that would run essentially sequential, similar to how a CPU with 1 thread would process the information. The parallel solution used a fixed GRIDVAL variable that could be changed to mathematically calculate the number of threads per block and number of blocks needed for the calculation. The different values are given below. A sum of squares size of 100 was used for the analysis. <text:span text:style-name="T2">The analysis peaked at 20 TPB (Threads Per Block) and slowly became less efficient as it reached the cap of 32 TPB. In the table below, T denotes number of total threads in a block, while B denotes the number of blocks. A TPB value is declared as a variable called GRIDVAL in the program. The maximum threads per block is 32 (creates 1,024 threads), for P the number of threads was used.</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14">Threads &amp; Blocks</text:p>
          </table:table-cell>
          <table:table-cell table:style-name="Table1.A1" office:value-type="string">
            <text:p text:style-name="P12"><text:span text:style-name="T13">25</text:span> T <text:s text:c="2"/><text:span text:style-name="T13">| </text:span><text:s/>20 <text:span text:style-name="T13">B</text:span></text:p>
          </table:table-cell>
          <table:table-cell table:style-name="Table1.A1" office:value-type="string">
            <text:p text:style-name="P12">10<text:span text:style-name="T13">0</text:span> T <text:s/><text:span text:style-name="T13">|</text:span> 10 B</text:p>
          </table:table-cell>
          <table:table-cell table:style-name="Table1.A1" office:value-type="string">
            <text:p text:style-name="P12"><text:span text:style-name="T13">225</text:span> T <text:s/><text:span text:style-name="T13">| </text:span><text:s/>7 B</text:p>
          </table:table-cell>
          <table:table-cell table:style-name="Table1.E1" office:value-type="string">
            <text:p text:style-name="P12"><text:span text:style-name="T13">400</text:span> T <text:s/><text:span text:style-name="T13">|</text:span> 5 B</text:p>
          </table:table-cell>
        </table:table-row>
        <table:table-row table:style-name="Table1.2">
          <table:table-cell table:style-name="Table1.A2" office:value-type="string">
            <text:p text:style-name="P14">Time (in <text:span text:style-name="T3">μ</text:span>s)</text:p>
          </table:table-cell>
          <table:table-cell table:style-name="Table1.A2" office:value-type="string">
            <text:p text:style-name="P13">7.5520 <text:span text:style-name="T4">μ</text:span>s</text:p>
          </table:table-cell>
          <table:table-cell table:style-name="Table1.A2" office:value-type="string">
            <text:p text:style-name="P13">6.8810 <text:span text:style-name="T4">μ</text:span>s</text:p>
          </table:table-cell>
          <table:table-cell table:style-name="Table1.A2" office:value-type="string">
            <text:p text:style-name="P13">6.6560 <text:span text:style-name="T4">μ</text:span>s</text:p>
          </table:table-cell>
          <table:table-cell table:style-name="Table1.E2" office:value-type="string">
            <text:p text:style-name="P13">6.1450 <text:span text:style-name="T4">μ</text:span>s</text:p>
          </table:table-cell>
        </table:table-row>
      </table:table>
      <text:p text:style-name="P5"/>
      <text:p text:style-name="P8"><text:span text:style-name="T14">The sequential running time for the same data set on average ran at 2.4836 ms, or 2,483.6000 </text:span><text:span text:style-name="T5">μ</text:span><text:span text:style-name="T14">s. </text:span><text:span text:style-name="T15">The table below gives the speedup (</text:span><text:span text:style-name="T5">Ψ) calculated as the sequential portion (2,483.600 μs) over the parallel time (from table above) and the efficiency </text:span><text:span text:style-name="T10">(</text:span><text:span text:style-name="T11">e</text:span><text:span text:style-name="T12">) given by ( (1/ </text:span><text:span text:style-name="T7">Ψ) – (1 / p) ) / ( 1 - ( 1 / p) ).</text:span></text:p>
      <text:p text:style-name="P8"><text:span text:style-name="T7"/></text:p>
      <table:table table:name="Table2" table:style-name="Table2">
        <table:table-column table:style-name="Table2.A" table:number-columns-repeated="5"/>
        <table:table-row>
          <table:table-cell table:style-name="Table2.A1" office:value-type="string">
            <text:p text:style-name="P16">(n, p) values</text:p>
          </table:table-cell>
          <table:table-cell table:style-name="Table2.A1" office:value-type="string">
            <text:p text:style-name="P17">(100, 500)</text:p>
          </table:table-cell>
          <table:table-cell table:style-name="Table2.A1" office:value-type="string">
            <text:p text:style-name="P17">(100, 1000)</text:p>
          </table:table-cell>
          <table:table-cell table:style-name="Table2.A1" office:value-type="string">
            <text:p text:style-name="P17">(100, 1575)</text:p>
          </table:table-cell>
          <table:table-cell table:style-name="Table2.E1" office:value-type="string">
            <text:p text:style-name="P17">(100, 2000)</text:p>
          </table:table-cell>
        </table:table-row>
        <table:table-row>
          <table:table-cell table:style-name="Table2.A2" office:value-type="string">
            <text:p text:style-name="P9"><text:span text:style-name="T7">Ψ</text:span><text:span text:style-name="T8">(n, p)</text:span></text:p>
          </table:table-cell>
          <table:table-cell table:style-name="Table2.A2" office:value-type="string">
            <text:p text:style-name="P17">328.8665</text:p>
          </table:table-cell>
          <table:table-cell table:style-name="Table2.A2" office:value-type="string">
            <text:p text:style-name="P17">360.9359</text:p>
          </table:table-cell>
          <table:table-cell table:style-name="Table2.A2" office:value-type="string">
            <text:p text:style-name="P17">373.1370</text:p>
          </table:table-cell>
          <table:table-cell table:style-name="Table2.E2" office:value-type="string">
            <text:p text:style-name="P17">404.1660</text:p>
          </table:table-cell>
        </table:table-row>
        <table:table-row>
          <table:table-cell table:style-name="Table2.A2" office:value-type="string">
            <text:p text:style-name="P15">e<text:span text:style-name="T16">(n, p)</text:span></text:p>
          </table:table-cell>
          <table:table-cell table:style-name="Table2.A2" office:value-type="string">
            <text:p text:style-name="P17">0.001043</text:p>
          </table:table-cell>
          <table:table-cell table:style-name="Table2.A2" office:value-type="string">
            <text:p text:style-name="P17">0.001772</text:p>
          </table:table-cell>
          <table:table-cell table:style-name="Table2.A2" office:value-type="string">
            <text:p text:style-name="P17">0.002046</text:p>
          </table:table-cell>
          <table:table-cell table:style-name="Table2.E2" office:value-type="string">
            <text:p text:style-name="P17">0.001975</text:p>
          </table:table-cell>
        </table:table-row>
      </table:table>
      <text:p text:style-name="P8"><text:span text:style-name="T7"/></text:p>
      <text:p text:style-name="P10"><text:span text:style-name="T7">F</text:span><text:span text:style-name="T6">rom the given </text:span><text:span text:style-name="T7">Ψ </text:span><text:span text:style-name="T6">and </text:span><text:span text:style-name="T9">e</text:span><text:span text:style-name="T6"> values in the table above, we can see that as the number of processors increases we get more of a speedup, but we also have a small amount of parallel overhead since the efficiency increases as we get more processors. I can’t say for certain where that overhead is coming from but if I had to take a guess, I’d say that as more processors are added, the amount of waiting to add a value to C[x] using the atomicAdd function rises.</text:span></text:p>
      <text:p text:style-name="P10"><text:span text:style-name="T6"/></text:p>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8578" officeooo:paragraph-rsid="000c857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style:header-style>
      <style:footer-style/>
    </style:page-layout>
  </office:automatic-styles>
  <office:master-styles>
    <style:master-page style:name="Standard" style:page-layout-name="Mpm1">
      <style:header>
        <text:p text:style-name="MP1">Program 2 – CUDA Writeup<text:tab/>CSC 410<text:tab/>Lucas Carpen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59:02.301208993</meta:creation-date>
    <dc:date>2018-11-12T15:58:01.576776966</dc:date>
    <meta:editing-duration>PT18M18S</meta:editing-duration>
    <meta:editing-cycles>2</meta:editing-cycles>
    <meta:generator>LibreOffice/5.1.6.2$Linux_X86_64 LibreOffice_project/10m0$Build-2</meta:generator>
    <meta:document-statistic meta:table-count="2" meta:image-count="0" meta:object-count="0" meta:page-count="2" meta:paragraph-count="37" meta:word-count="643" meta:character-count="3525" meta:non-whitespace-character-count="2902"/>
  </office:meta>
</office:document-meta>
</file>